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P57" style:family="paragraph" style:parent-style-name="Standard">
      <style:text-properties fo:font-weight="normal" officeooo:rsid="00579d4c" officeooo:paragraph-rsid="009acc15" style:font-weight-asian="normal" style:font-weight-complex="normal"/>
    </style:style>
    <style:style style:name="P58" style:family="paragraph" style:parent-style-name="Standard">
      <style:text-properties fo:font-weight="normal" officeooo:rsid="00579d4c" officeooo:paragraph-rsid="009c2be4" style:font-weight-asian="normal" style:font-weight-complex="normal"/>
    </style:style>
    <style:style style:name="P59" style:family="paragraph" style:parent-style-name="Standard">
      <style:text-properties fo:font-weight="normal" officeooo:rsid="00579d4c" officeooo:paragraph-rsid="00a04abd" style:font-weight-asian="normal" style:font-weight-complex="normal"/>
    </style:style>
    <style:style style:name="P60" style:family="paragraph" style:parent-style-name="Standard">
      <style:text-properties fo:font-weight="normal" officeooo:rsid="00579d4c" officeooo:paragraph-rsid="00a580ba" style:font-weight-asian="normal" style:font-weight-complex="normal"/>
    </style:style>
    <style:style style:name="P61" style:family="paragraph" style:parent-style-name="Standard">
      <style:text-properties fo:font-weight="normal" officeooo:rsid="00579d4c" officeooo:paragraph-rsid="00aca7f5" style:font-weight-asian="normal" style:font-weight-complex="normal"/>
    </style:style>
    <style:style style:name="P62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63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64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65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6" style:family="paragraph" style:parent-style-name="Standard">
      <style:text-properties fo:font-weight="normal" officeooo:rsid="00a91ef2" officeooo:paragraph-rsid="00a91ef2" style:font-weight-asian="normal" style:font-weight-complex="normal"/>
    </style:style>
    <style:style style:name="P67" style:family="paragraph" style:parent-style-name="Standard">
      <style:text-properties fo:font-weight="normal" officeooo:rsid="00aca7f5" officeooo:paragraph-rsid="00aca7f5" style:font-weight-asian="normal" style:font-weight-complex="normal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74" style:family="paragraph" style:parent-style-name="Standard">
      <style:text-properties fo:font-weight="normal" officeooo:rsid="00aca7f5" officeooo:paragraph-rsid="00aca7f5" style:font-weight-asian="normal" style:font-weight-complex="normal"/>
    </style:style>
    <style:style style:name="P75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76" style:family="paragraph" style:parent-style-name="Standard">
      <style:text-properties fo:font-weight="normal" officeooo:rsid="00b0b11b" officeooo:paragraph-rsid="00b0b11b" style:font-weight-asian="normal" style:font-weight-complex="normal"/>
    </style:style>
    <style:style style:name="P77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78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79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  <style:style style:name="T22" style:family="text">
      <style:text-properties officeooo:rsid="00a04abd"/>
    </style:style>
    <style:style style:name="T23" style:family="text">
      <style:text-properties officeooo:rsid="00a1ecbd"/>
    </style:style>
    <style:style style:name="T24" style:family="text">
      <style:text-properties officeooo:rsid="00a820ac"/>
    </style:style>
    <style:style style:name="T25" style:family="text">
      <style:text-properties officeooo:rsid="00a91ef2"/>
    </style:style>
    <style:style style:name="T26" style:family="text">
      <style:text-properties officeooo:rsid="00aca7f5"/>
    </style:style>
    <style:style style:name="T27" style:family="text">
      <style:text-properties officeooo:rsid="00af2d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63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56">6F_FPN_from_IO<text:tab/><text:tab/><text:span text:style-name="T19">Updated to power series<text:tab/><text:tab/>Recompiled<text:tab/>Tested OK</text:span></text:p>
      <text:p text:style-name="P57">6G_INT_from_IO<text:tab/><text:tab/><text:span text:style-name="T20">Updated geometric series<text:tab/><text:tab/>Recompiled<text:tab/>Tested OK</text:span></text:p>
      <text:p text:style-name="P58">6H_calculator<text:tab/><text:tab/><text:tab/><text:span text:style-name="T20">New project<text:tab/><text:tab/><text:tab/><text:tab/>Recompiled<text:tab/>Tested OK</text:span></text:p>
      <text:p text:style-name="P50"/>
      <text:p text:style-name="P64"><text:span text:style-name="T5">Bug found in KBD_to_display\long Int_KBD_to_display()</text:span> and float Float_KBD_to_display()</text:p>
      <text:p text:style-name="P65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62"/>
      <text:p text:style-name="P68">if(pre_dp){</text:p>
      <text:p text:style-name="P68">while(--pre_dp){A = A*10;}<text:tab/><text:tab/><text:tab/><text:tab/><text:tab/><text:tab/><text:tab/><text:tab/><text:tab/><text:tab/>//Convert FPN to Scientific format (real + exponent)</text:p>
      <text:p text:style-name="P68">while (num &gt;= A){num = num/10.0; Exp += 1;}</text:p>
      <text:p text:style-name="P68">while (num &lt;= A){num = num*10.0; Exp -= 1;}}</text:p>
      <text:p text:style-name="P72"><text:span text:style-name="T17">In 6F_FPN_from_IO and</text:span> 6H_Calculator</text:p>
      <text:p text:style-name="P71">float FPN_number_from_IO(void) updated as below</text:p>
      <text:p text:style-name="P50"/>
      <text:p text:style-name="P69">dp_control = 0;</text:p>
      <text:p text:style-name="P69">exp_control = 0;</text:p>
      <text:p text:style-name="P69">neg_sign = 0;</text:p>
      <text:p text:style-name="P70">scroll_control = 0;</text:p>
      <text:p text:style-name="P73"/>
      <text:p text:style-name="P9">7_Timers<text:tab/><text:tab/><text:tab/><text:tab/><text:tab/> </text:p>
      <text:p text:style-name="P8"/>
      <text:p text:style-name="P49">1_String_only_clock<text:tab/><text:tab/><text:tab/><text:tab/><text:span text:style-name="T22">Recompiled: No change</text:span><text:tab/><text:span text:style-name="T23">OK</text:span><text:tab/><text:tab/></text:p>
      <text:p text:style-name="P59">2_calculator_based_clock<text:tab/><text:tab/><text:tab/><text:span text:style-name="T22">Recompiled: No change<text:tab/>OK</text:span></text:p>
      <text:p text:style-name="P60">3_min_OS_clock<text:tab/><text:tab/><text:tab/><text:tab/><text:span text:style-name="T22">Recompiled: No change</text:span><text:tab/><text:span text:style-name="T23">OK</text:span></text:p>
      <text:p text:style-name="P60">4_stand_alone_clock<text:tab/><text:tab/><text:tab/><text:tab/><text:span text:style-name="T22">Recompiled: No change</text:span><text:tab/><text:span text:style-name="T23">OK</text:span></text:p>
      <text:p text:style-name="P60">5_stopwatch<text:tab/><text:tab/><text:tab/><text:tab/><text:tab/><text:span text:style-name="T22">Recompiled: No change</text:span><text:tab/><text:span text:style-name="T23">OK</text:span></text:p>
      <text:p text:style-name="P9"/>
      <text:p text:style-name="P9"/>
      <text:p text:style-name="P9"/>
      <text:p text:style-name="P9"/>
      <text:p text:style-name="P9">8_Fourier<text:tab/><text:tab/><text:tab/><text:tab/><text:tab/> </text:p>
      <text:p text:style-name="P50">8A_reset_controller<text:tab/><text:tab/><text:tab/><text:tab/><text:span text:style-name="T27">OK</text:span></text:p>
      <text:p text:style-name="P50">8B_Pulse_train_generator<text:tab/><text:tab/><text:tab/><text:span text:style-name="T25">OK</text:span></text:p>
      <text:p text:style-name="P50">8C_Sawtooth_generator<text:tab/><text:tab/><text:tab/><text:span text:style-name="T24">OK</text:span></text:p>
      <text:p text:style-name="P50"/>
      <text:p text:style-name="P67">in 8B and 8C</text:p>
      <text:p text:style-name="P61">int PCI_triggers_data_from_PC(char * num_as_string) <text:s/><text:span text:style-name="T26">and</text:span></text:p>
      <text:p text:style-name="P67">ISR(PCINT2_vect) updated</text:p>
      <text:p text:style-name="P66">Check PCB111000_UNO projects.</text:p>
      <text:p text:style-name="P8"/>
      <text:p text:style-name="P9">9_FPN_routines</text:p>
      <text:p text:style-name="P49"/>
      <text:p text:style-name="P76">Not included yet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6-17T17:47:40.853000000</dc:date>
    <meta:editing-duration>P1DT20H38M49S</meta:editing-duration>
    <meta:editing-cycles>98</meta:editing-cycles>
    <meta:document-statistic meta:table-count="0" meta:image-count="0" meta:object-count="0" meta:page-count="3" meta:paragraph-count="106" meta:word-count="447" meta:character-count="3645" meta:non-whitespace-character-count="3169"/>
  </office:meta>
</office:document-meta>
</file>